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356cm"/>
    </style:style>
    <style:style style:name="co2" style:family="table-column">
      <style:table-column-properties fo:break-before="auto" style:column-width="20.248cm"/>
    </style:style>
    <style:style style:name="co3" style:family="table-column">
      <style:table-column-properties fo:break-before="auto" style:column-width="6.0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1"/>
        <table:table-row table:style-name="ro1">
          <table:table-cell table:style-name="Default" table:number-columns-repeated="1024"/>
        </table:table-row>
        <table:table-row table:style-name="ro2">
          <table:table-cell table:style-name="Default"/>
          <table:table-cell table:style-name="ce3" office:value-type="string" calcext:value-type="string" table:number-columns-spanned="2" table:number-rows-spanned="1">
            <text:p>빅데이터 결과 해석</text:p>
          </table:table-cell>
          <table:covered-table-cell table:style-name="ce5"/>
          <table:table-cell table:style-name="Default" table:number-columns-repeated="1021"/>
        </table:table-row>
        <table:table-row table:style-name="ro3">
          <table:table-cell/>
          <table:table-cell office:value-type="string" calcext:value-type="string">
            <text:p><text:s/>학습 알고리즘에서 잘못된 가정을 했을 때 발생하는 오차</text:p>
          </table:table-cell>
          <table:table-cell office:value-type="string" calcext:value-type="string">
            <text:p>편향(Bias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훈련 데이터에 내재된 작은 변동으로 발생하는 오차</text:p>
          </table:table-cell>
          <table:table-cell office:value-type="string" calcext:value-type="string">
            <text:p>분산(Varianc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분석 모델에서 구한 분류의 예측 범주와 데이터의 실제 분류 범주를 교차표(Cross Table) 형태로 정리한 모델</text:p>
          </table:table-cell>
          <table:table-cell office:value-type="string" calcext:value-type="string">
            <text:p>혼동 행렬(Confusion Matrix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실제 범주를 정확하게 예측한 비율로 전체 예측에서 참 긍정(TP)와 참 부정(TN)이 차지하는 비율</text:p>
          </table:table-cell>
          <table:table-cell office:value-type="string" calcext:value-type="string">
            <text:p>정확도(Accuracy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실제 분류 범주를 잘못 분류한 비율로 1-정확도</text:p>
          </table:table-cell>
          <table:table-cell office:value-type="string" calcext:value-type="string">
            <text:p>오차 비율(Error Rat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실제로 ‘긍정’인 범주 중에서 ‘긍정’으로 올바르게 예측(TP)한 비율</text:p>
          </table:table-cell>
          <table:table-cell office:value-type="string" calcext:value-type="string">
            <text:p>참 긍정률, 재현율, 민감도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실제로 ‘부정’인 범주 중에서 ‘부정’으로 올바르게 예측(TN)한 비율</text:p>
          </table:table-cell>
          <table:table-cell office:value-type="string" calcext:value-type="string">
            <text:p>특이도(Specificity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실제로 ‘부정’인 범주 중에서 ‘긍정’으로 잘못 예측(FP)한 비율로 1-특이도라 할 수 있음</text:p>
          </table:table-cell>
          <table:table-cell office:value-type="string" calcext:value-type="string">
            <text:p>거짓 긍정률(FP Rat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'긍정’으로 예측한 비율 중에서 실제로 ‘긍정’(TP)인 비율</text:p>
          </table:table-cell>
          <table:table-cell office:value-type="string" calcext:value-type="string">
            <text:p>정확도(Precisio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정밀도와 민감도를 하나로 합한 성능평가 지표</text:p>
          </table:table-cell>
          <table:table-cell office:value-type="string" calcext:value-type="string">
            <text:p>F1-Scor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두 관찰자가 측정한 범주 값에 대한 일치도를 측정하는 방법으로 1에 가까울수록 모델의 예측값과 실제값이 정확히 일치함</text:p>
          </table:table-cell>
          <table:table-cell office:value-type="string" calcext:value-type="string">
            <text:p>카파 통계량(Kaffa Statistics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가로축을 혼동 행렬의 거짓 긍정률로 두고 세로축을 참 긍정률로 두어 시각화한 그래프</text:p>
          </table:table-cell>
          <table:table-cell office:value-type="string" calcext:value-type="string">
            <text:p>ROC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목표 범주에 속하는 개체들이 임의로 나눈 등급별로 얼마나 분포하고 있는지를 나타낸 값</text:p>
          </table:table-cell>
          <table:table-cell office:value-type="string" calcext:value-type="string">
            <text:p>이익 도표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분석 모형을 만들 때 주어진 데이터 집합의 특성을 지나치게 반영하여 발생하는 오류</text:p>
          </table:table-cell>
          <table:table-cell office:value-type="string" calcext:value-type="string">
            <text:p>일반화 오류(Generalization Error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 집합에 부차적인 특성과 잡음이 있다는 점을 고려하여 그것의 특성을 덜 반영하도록 분석 모형을 만들어 생기는 오류</text:p>
          </table:table-cell>
          <table:table-cell office:value-type="string" calcext:value-type="string">
            <text:p>훈련 오류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델의 일반화 오차에 대해 신뢰할 만한 추정치를 구하기 위해 훈련, 평가 데이터를 기반으로 하는 검증 기법</text:p>
          </table:table-cell>
          <table:table-cell office:value-type="string" calcext:value-type="string">
            <text:p>교차 검증(Cross Validatio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전체 데이터를 비복원 추출 방법을 이용하여 랜덤하게 훈련 데이터, 평가 데이터로 나눠 검증하는 기법</text:p>
          </table:table-cell>
          <table:table-cell office:value-type="string" calcext:value-type="string">
            <text:p>홀드 아웃 교차 검증(Holdout Cross Validatio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 집합을 무작위로 동일 크기를 갖는 K개의 부분 집합으로 나누고 그중 1개의 집합을 평가 데이터로, 나머지 (K-1)개 집합을 훈련 데이터로 선정하여 분석 모형을 평가하는 기법</text:p>
          </table:table-cell>
          <table:table-cell office:value-type="string" calcext:value-type="string">
            <text:p>K-Fold Cross Valid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전체 데이터 N개에서 1개의 샘플만을 평가 데이터에 사용하고 나머지 (N-1)개는 훈련 데이터로 사용하는 과정을 N번 반복하는 교차 검증 기법</text:p>
          </table:table-cell>
          <table:table-cell office:value-type="string" calcext:value-type="string">
            <text:p>LOOCV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LOOCV에서 1개의 샘플이 아닌 p개의 샘플을 테스트에 사용하는 교차 검증 기법</text:p>
          </table:table-cell>
          <table:table-cell office:value-type="string" calcext:value-type="string">
            <text:p>LpOCV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단순 랜덤 복원 추출 방법을 활용하여 동일한 크기의 표본을 여러 개 생성하는 샘플링 방법</text:p>
          </table:table-cell>
          <table:table-cell office:value-type="string" calcext:value-type="string">
            <text:p>부트스트랩(Bootstrap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검정 통계량의 분포를 정규분포로 근사할 수 있는 통계 검정</text:p>
          </table:table-cell>
          <table:table-cell office:value-type="string" calcext:value-type="string">
            <text:p>Z-검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검정 통계량이 귀무가설 하에서 T-분포를 따르는 통계적 가설 검정</text:p>
          </table:table-cell>
          <table:table-cell office:value-type="string" calcext:value-type="string">
            <text:p>T-검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두 개 이상의 집단 간 비교를 수행하고자 할 때 집단 내의 분산, 총 평균과 각 집단의 평균 차이에 의해 생긴 집단 간 분산 비교로 얻은 F-분포를 이용하여 가설검정을 수행하는 방법</text:p>
          </table:table-cell>
          <table:table-cell office:value-type="string" calcext:value-type="string">
            <text:p>분산 분석(ANOV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독립변수와 종속변수가 1개인 분산 분석</text:p>
          </table:table-cell>
          <table:table-cell office:value-type="string" calcext:value-type="string">
            <text:p>일원배치 분산 분석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종속변수가 1개, 독립변수가 2개인 분산 분석</text:p>
          </table:table-cell>
          <table:table-cell office:value-type="string" calcext:value-type="string">
            <text:p>이원배치 분산 분석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독립변수가 3개 이상이고 종속변수가 1개인 분산 분석</text:p>
          </table:table-cell>
          <table:table-cell office:value-type="string" calcext:value-type="string">
            <text:p>다원배치 분산 분석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독립변수가 1개 이상이고 종속변수가 2개 이상인 분산 분석</text:p>
          </table:table-cell>
          <table:table-cell office:value-type="string" calcext:value-type="string">
            <text:p>다변량 분산 분석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분산에 대한 차이가 통계적으로 유의한가를 판별하는 검정 기법</text:p>
          </table:table-cell>
          <table:table-cell office:value-type="string" calcext:value-type="string">
            <text:p>F-검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표본 집단의 분포가 주어질 때 주어진 특정 이론을 따르고 있는지를 검정하는 기법</text:p>
          </table:table-cell>
          <table:table-cell office:value-type="string" calcext:value-type="string">
            <text:p>적합도 검정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제한된 훈련 데이터 세트가 지나치게 특화되어 새로운 데이터에 대한 오차가 매우 커지는 현상</text:p>
          </table:table-cell>
          <table:table-cell office:value-type="string" calcext:value-type="string">
            <text:p>과대 적합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델이 너무 단순하여 데이터의 내재된 구조를 학습하지 못하는 현상</text:p>
          </table:table-cell>
          <table:table-cell office:value-type="string" calcext:value-type="string">
            <text:p>과소 적합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훈련 데이터 세트의 양이 적을 경우 충분한 데이터 세트를 확보할 수 있도록 데이터를 변형해서 늘려주는 방법</text:p>
          </table:table-cell>
          <table:table-cell office:value-type="string" calcext:value-type="string">
            <text:p>데이터 증강(Data Augmentatio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인공 신경망의 은닉층의 수를 감소하거나 모델의 수용력을 낮추어 복잡도를 줄여주는 방법</text:p>
          </table:table-cell>
          <table:table-cell office:value-type="string" calcext:value-type="string">
            <text:p>모델의 복잡도 감소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기존 비용 함수에 모든 가중치들의 절댓값 합계를 추가하여 값이 최소가 되도록 하는 방법</text:p>
          </table:table-cell>
          <table:table-cell office:value-type="string" calcext:value-type="string">
            <text:p>L1-norm(LASSO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기존 비용 함수에 모든 가중치들의 제곱값 합를 추가하여 값이 최소가 되도록 하는 방법</text:p>
          </table:table-cell>
          <table:table-cell office:value-type="string" calcext:value-type="string">
            <text:p>L2-norm(Ridg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기존 비용 함수에 모든 가중치들의 절댓값 합계와 제곱값 합계를 추가하여 값이 최소가 되도록 하는 방법</text:p>
          </table:table-cell>
          <table:table-cell office:value-type="string" calcext:value-type="string">
            <text:p>엘라스틱 넷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학습 과정에서 인공 신경망 일부를 사용하지 않는 방법</text:p>
          </table:table-cell>
          <table:table-cell office:value-type="string" calcext:value-type="string">
            <text:p>드롭 아웃(Dropout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손실 함수의 기울기를 구하여, 그 기울기를 따라 조금씩 아래로 내려가 최종적으로는 손실 함수가 가장 작은 지점에 도달하도록 하는 알고리즘</text:p>
          </table:table-cell>
          <table:table-cell office:value-type="string" calcext:value-type="string">
            <text:p>확률적 경사 하강법(SGD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확률적 경사 하강법에 속도라는 개념을 추가하여 빠르게 최적점으로 수렴하도록 하는 알고리즘</text:p>
          </table:table-cell>
          <table:table-cell office:value-type="string" calcext:value-type="string">
            <text:p>모멘텀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기울기가 큰 첫 부분에서는 크게 학습하다가, 최적점에 가까워질수록 학습률을 줄여 조금씩 적게 학습하는 방식</text:p>
          </table:table-cell>
          <table:table-cell office:value-type="string" calcext:value-type="string">
            <text:p>Adagra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멘텀 방식과 Adagrad 방식의 장점을 합친 알고리즘</text:p>
          </table:table-cell>
          <table:table-cell office:value-type="string" calcext:value-type="string">
            <text:p>Ada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잘못 분류된 개체들에 가중치를 적용, 새로운 분류 규칙을 만들고, 이 과정을 반복해 최종 모형을 만드는 알고리즘</text:p>
          </table:table-cell>
          <table:table-cell office:value-type="string" calcext:value-type="string">
            <text:p>부스팅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잘못 예측한 데이터에 가중치를 부여하여 오류를 개선하는 알고리즘</text:p>
          </table:table-cell>
          <table:table-cell office:value-type="string" calcext:value-type="string">
            <text:p>AdaBoos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경사 하강법을 이용하여 가중치 업데이트로 최적화된 결과를 얻는 알고리즘</text:p>
          </table:table-cell>
          <table:table-cell office:value-type="string" calcext:value-type="string">
            <text:p>GB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막대 그래프, 누적 막대 그래프, 선 그래프, 영역 차트, 계단식 그래프, 추세선</text:p>
          </table:table-cell>
          <table:table-cell office:value-type="string" calcext:value-type="string">
            <text:p>시간 시각화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파이 차트, 도넛 차트, 트리맵, 누적 영역 차트</text:p>
          </table:table-cell>
          <table:table-cell office:value-type="string" calcext:value-type="string">
            <text:p>분포 시각화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산점도, 산점도 행렬, 버블 차트, 히스토그램, 네트워크 그래프</text:p>
          </table:table-cell>
          <table:table-cell office:value-type="string" calcext:value-type="string">
            <text:p>관계 시각화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플로팅 바 차트, 히트맵, 체르노프 페이스, 스타 차트, 평행 좌표계</text:p>
          </table:table-cell>
          <table:table-cell office:value-type="string" calcext:value-type="string">
            <text:p>비교 시각화</text:p>
          </table:table-cell>
          <table:table-cell table:number-columns-repeated="1021"/>
        </table:table-row>
        <table:table-row table:style-name="ro3" table:number-rows-repeated="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00/00/00</text:date>, <text:time style:data-style-name="N2" text:time-value="11:04:00.782128549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49:21.722051575</meta:creation-date>
    <meta:generator>LibreOffice/6.4.7.2$Linux_X86_64 LibreOffice_project/40$Build-2</meta:generator>
    <dc:date>2022-03-26T11:27:53.895224226</dc:date>
    <meta:editing-duration>PT9M23S</meta:editing-duration>
    <meta:editing-cycles>2</meta:editing-cycles>
    <meta:document-statistic meta:table-count="1" meta:cell-count="99" meta:object-count="0"/>
  </office:meta>
</office:document-meta>
</file>